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ISpecification.escapeURI( String uri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URISpecification.isAlpha( char 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Specification.isDigit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Specification.isValidURIChar( cha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Specification.isUnreserved( char 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ISpecification.isReserved( char 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ISpecification.appendEscape( StringBuffer sb , byte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Specification.getURL( String href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RISpecification.isHexDigit( char c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